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nfigurerSupportTests.supplyIncompatibleBeanFactory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ConfigurerSupportTests.configureBeanPerformsAutowiringByTypeIfAppropriateBeanWiringInfoResolverIsPlugged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ConfigurerSupportTests.configureBeanPerformsAutowiringByNameIfAppropriateBeanWiringInfoResolverIsPlugged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ConfigurerSupportTests.configureBeanReallyDoesDefaultToUsingTheFullyQualifiedClassNameOfTheSupplied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ConfigurerSupportTests.configureBeanDoesNothingIfBeanWiringInfoResolverResolves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ConfigurerSupportTests.configureBeanDoesNothingIfNoBeanFactoryHasBee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